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.51pt"/>
    </style:style>
    <style:style style:name="co2" style:family="table-column">
      <style:table-column-properties fo:break-before="auto" style:column-width="97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c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6666ff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color="#ff00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三个一分钟的相同路径：两个做训练，一个做测试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学习之前1s数据</text:p>
          </table:table-cell>
          <table:table-cell office:value-type="string" calcext:value-type="string">
            <text:p>预测后1帧（0.1s）</text:p>
          </table:table-cell>
          <table:table-cell table:number-columns-repeated="3"/>
          <table:table-cell table:style-name="ce5" office:value-type="string" calcext:value-type="string">
            <text:p>预测后第1s</text:p>
          </table:table-cell>
          <table:table-cell table:number-columns-repeated="3"/>
          <table:table-cell table:style-name="ce5" office:value-type="string" calcext:value-type="string">
            <text:p>预测后第3s</text:p>
          </table:table-cell>
          <table:table-cell table:number-columns-repeated="3"/>
          <table:table-cell table:style-name="ce5" office:value-type="string" calcext:value-type="string">
            <text:p>预测后第5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</table:table-row>
        <table:table-row table:style-name="ro1">
          <table:table-cell office:value-type="string" calcext:value-type="string">
            <text:p>case1:4cam</text:p>
          </table:table-cell>
          <table:table-cell office:value-type="float" office:value="25.763" calcext:value-type="float">
            <text:p>25.763</text:p>
          </table:table-cell>
          <table:table-cell table:style-name="ce3" office:value-type="float" office:value="42.712" calcext:value-type="float">
            <text:p>42.712</text:p>
          </table:table-cell>
          <table:table-cell office:value-type="float" office:value="20.847" calcext:value-type="float">
            <text:p>20.847</text:p>
          </table:table-cell>
          <table:table-cell/>
          <table:table-cell office:value-type="float" office:value="19.793" calcext:value-type="float">
            <text:p>19.793</text:p>
          </table:table-cell>
          <table:table-cell table:style-name="ce3" office:value-type="float" office:value="40.275" calcext:value-type="float">
            <text:p>40.275</text:p>
          </table:table-cell>
          <table:table-cell office:value-type="float" office:value="17.728" calcext:value-type="float">
            <text:p>17.728</text:p>
          </table:table-cell>
          <table:table-cell/>
          <table:table-cell office:value-type="float" office:value="11.943" calcext:value-type="float">
            <text:p>11.943</text:p>
          </table:table-cell>
          <table:table-cell table:style-name="ce3" office:value-type="float" office:value="35.116" calcext:value-type="float">
            <text:p>35.116</text:p>
          </table:table-cell>
          <table:table-cell office:value-type="float" office:value="17.29" calcext:value-type="float">
            <text:p>17.29</text:p>
          </table:table-cell>
          <table:table-cell/>
          <table:table-cell office:value-type="float" office:value="18.299" calcext:value-type="float">
            <text:p>18.299</text:p>
          </table:table-cell>
          <table:table-cell table:style-name="ce3" office:value-type="float" office:value="37.708" calcext:value-type="float">
            <text:p>37.708</text:p>
          </table:table-cell>
          <table:table-cell office:value-type="float" office:value="19.593" calcext:value-type="float">
            <text:p>19.593</text:p>
          </table:table-cell>
        </table:table-row>
        <table:table-row table:style-name="ro1">
          <table:table-cell office:value-type="string" calcext:value-type="string">
            <text:p>case2:6cam</text:p>
          </table:table-cell>
          <table:table-cell office:value-type="float" office:value="30.678" calcext:value-type="float">
            <text:p>30.678</text:p>
          </table:table-cell>
          <table:table-cell table:style-name="ce4" office:value-type="float" office:value="94.237" calcext:value-type="float">
            <text:p>94.237</text:p>
          </table:table-cell>
          <table:table-cell office:value-type="float" office:value="77.288" calcext:value-type="float">
            <text:p>77.288</text:p>
          </table:table-cell>
          <table:table-cell/>
          <table:table-cell office:value-type="float" office:value="27.539" calcext:value-type="float">
            <text:p>27.539</text:p>
          </table:table-cell>
          <table:table-cell table:style-name="ce4" office:value-type="float" office:value="93.46" calcext:value-type="float">
            <text:p>93.46</text:p>
          </table:table-cell>
          <table:table-cell office:value-type="float" office:value="74.355" calcext:value-type="float">
            <text:p>74.355</text:p>
          </table:table-cell>
          <table:table-cell/>
          <table:table-cell office:value-type="float" office:value="24.421" calcext:value-type="float">
            <text:p>24.421</text:p>
          </table:table-cell>
          <table:table-cell table:style-name="ce4" office:value-type="float" office:value="86.988" calcext:value-type="float">
            <text:p>86.988</text:p>
          </table:table-cell>
          <table:table-cell office:value-type="float" office:value="73.322" calcext:value-type="float">
            <text:p>73.322</text:p>
          </table:table-cell>
          <table:table-cell/>
          <table:table-cell office:value-type="float" office:value="21.072" calcext:value-type="float">
            <text:p>21.072</text:p>
          </table:table-cell>
          <table:table-cell table:style-name="ce4" office:value-type="float" office:value="92.791" calcext:value-type="float">
            <text:p>92.791</text:p>
          </table:table-cell>
          <table:table-cell office:value-type="float" office:value="84.314" calcext:value-type="float">
            <text:p>84.314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3">
          <table:table-cell office:value-type="string" calcext:value-type="string">
            <text:p>学习之前3s</text:p>
          </table:table-cell>
          <table:table-cell office:value-type="string" calcext:value-type="string">
            <text:p>预测后1帧（0.1s）</text:p>
          </table:table-cell>
          <table:table-cell table:number-columns-repeated="3"/>
          <table:table-cell table:style-name="ce5" office:value-type="string" calcext:value-type="string">
            <text:p>预测后第1s</text:p>
          </table:table-cell>
          <table:table-cell table:number-columns-repeated="3"/>
          <table:table-cell table:style-name="ce5" office:value-type="string" calcext:value-type="string">
            <text:p>预测后第3s</text:p>
          </table:table-cell>
          <table:table-cell table:number-columns-repeated="3"/>
          <table:table-cell table:style-name="ce5" office:value-type="string" calcext:value-type="string">
            <text:p>预测后第5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</table:table-row>
        <table:table-row table:style-name="ro1">
          <table:table-cell office:value-type="string" calcext:value-type="string">
            <text:p>case1:4cam</text:p>
          </table:table-cell>
          <table:table-cell office:value-type="float" office:value="21.93" calcext:value-type="float">
            <text:p>21.93</text:p>
          </table:table-cell>
          <table:table-cell table:style-name="ce3" office:value-type="float" office:value="40.526" calcext:value-type="float">
            <text:p>40.526</text:p>
          </table:table-cell>
          <table:table-cell office:value-type="float" office:value="17.895" calcext:value-type="float">
            <text:p>17.895</text:p>
          </table:table-cell>
          <table:table-cell/>
          <table:table-cell office:value-type="float" office:value="18.895" calcext:value-type="float">
            <text:p>18.895</text:p>
          </table:table-cell>
          <table:table-cell table:style-name="ce3" office:value-type="float" office:value="38.324" calcext:value-type="float">
            <text:p>38.324</text:p>
          </table:table-cell>
          <table:table-cell office:value-type="float" office:value="20.856" calcext:value-type="float">
            <text:p>20.856</text:p>
          </table:table-cell>
          <table:table-cell/>
          <table:table-cell office:value-type="float" office:value="14.418" calcext:value-type="float">
            <text:p>14.418</text:p>
          </table:table-cell>
          <table:table-cell table:style-name="ce3" office:value-type="float" office:value="35.86" calcext:value-type="float">
            <text:p>35.86</text:p>
          </table:table-cell>
          <table:table-cell office:value-type="float" office:value="19.406" calcext:value-type="float">
            <text:p>19.406</text:p>
          </table:table-cell>
          <table:table-cell/>
          <table:table-cell office:value-type="float" office:value="19.002" calcext:value-type="float">
            <text:p>19.002</text:p>
          </table:table-cell>
          <table:table-cell table:style-name="ce3" office:value-type="float" office:value="35.317" calcext:value-type="float">
            <text:p>35.317</text:p>
          </table:table-cell>
          <table:table-cell office:value-type="float" office:value="20.345" calcext:value-type="float">
            <text:p>20.345</text:p>
          </table:table-cell>
        </table:table-row>
        <table:table-row table:style-name="ro1">
          <table:table-cell office:value-type="string" calcext:value-type="string">
            <text:p>case2:6cam</text:p>
          </table:table-cell>
          <table:table-cell office:value-type="float" office:value="28.772" calcext:value-type="float">
            <text:p>28.772</text:p>
          </table:table-cell>
          <table:table-cell table:style-name="ce4" office:value-type="float" office:value="93.333" calcext:value-type="float">
            <text:p>93.333</text:p>
          </table:table-cell>
          <table:table-cell office:value-type="float" office:value="76.14" calcext:value-type="float">
            <text:p>76.14</text:p>
          </table:table-cell>
          <table:table-cell/>
          <table:table-cell office:value-type="float" office:value="25.49" calcext:value-type="float">
            <text:p>25.49</text:p>
          </table:table-cell>
          <table:table-cell table:style-name="ce4" office:value-type="float" office:value="92.335" calcext:value-type="float">
            <text:p>92.335</text:p>
          </table:table-cell>
          <table:table-cell office:value-type="float" office:value="78.253" calcext:value-type="float">
            <text:p>78.253</text:p>
          </table:table-cell>
          <table:table-cell/>
          <table:table-cell office:value-type="float" office:value="17.375" calcext:value-type="float">
            <text:p>17.375</text:p>
          </table:table-cell>
          <table:table-cell table:style-name="ce4" office:value-type="float" office:value="85.767" calcext:value-type="float">
            <text:p>85.767</text:p>
          </table:table-cell>
          <table:table-cell office:value-type="float" office:value="79.482" calcext:value-type="float">
            <text:p>79.482</text:p>
          </table:table-cell>
          <table:table-cell/>
          <table:table-cell office:value-type="float" office:value="21.497" calcext:value-type="float">
            <text:p>21.497</text:p>
          </table:table-cell>
          <table:table-cell table:style-name="ce4" office:value-type="float" office:value="89.06" calcext:value-type="float">
            <text:p>89.06</text:p>
          </table:table-cell>
          <table:table-cell office:value-type="float" office:value="80.806" calcext:value-type="float">
            <text:p>80.806</text:p>
          </table:table-cell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学习之前5s</text:p>
          </table:table-cell>
          <table:table-cell office:value-type="string" calcext:value-type="string">
            <text:p>预测后1帧（0.1s）</text:p>
          </table:table-cell>
          <table:table-cell table:number-columns-repeated="3"/>
          <table:table-cell table:style-name="ce5" office:value-type="string" calcext:value-type="string">
            <text:p>预测后第1s</text:p>
          </table:table-cell>
          <table:table-cell table:number-columns-repeated="3"/>
          <table:table-cell table:style-name="ce5" office:value-type="string" calcext:value-type="string">
            <text:p>预测后第3s</text:p>
          </table:table-cell>
          <table:table-cell table:number-columns-repeated="3"/>
          <table:table-cell table:style-name="ce5" office:value-type="string" calcext:value-type="string">
            <text:p>预测后第5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  <table:table-cell/>
          <table:table-cell office:value-type="string" calcext:value-type="string">
            <text:p>person0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person2</text:p>
          </table:table-cell>
        </table:table-row>
        <table:table-row table:style-name="ro1">
          <table:table-cell office:value-type="string" calcext:value-type="string">
            <text:p>case1:4cam</text:p>
          </table:table-cell>
          <table:table-cell office:value-type="float" office:value="22.727" calcext:value-type="float">
            <text:p>22.727</text:p>
          </table:table-cell>
          <table:table-cell table:style-name="ce3" office:value-type="float" office:value="37.818" calcext:value-type="float">
            <text:p>37.818</text:p>
          </table:table-cell>
          <table:table-cell office:value-type="float" office:value="12.363" calcext:value-type="float">
            <text:p>12.363</text:p>
          </table:table-cell>
          <table:table-cell/>
          <table:table-cell office:value-type="float" office:value="18.484" calcext:value-type="float">
            <text:p>18.484</text:p>
          </table:table-cell>
          <table:table-cell table:style-name="ce3" office:value-type="float" office:value="36.784" calcext:value-type="float">
            <text:p>36.784</text:p>
          </table:table-cell>
          <table:table-cell office:value-type="float" office:value="17.56" calcext:value-type="float">
            <text:p>17.56</text:p>
          </table:table-cell>
          <table:table-cell/>
          <table:table-cell office:value-type="float" office:value="14.971" calcext:value-type="float">
            <text:p>14.971</text:p>
          </table:table-cell>
          <table:table-cell table:style-name="ce3" office:value-type="float" office:value="34.933" calcext:value-type="float">
            <text:p>34.933</text:p>
          </table:table-cell>
          <table:table-cell office:value-type="float" office:value="21.689" calcext:value-type="float">
            <text:p>21.689</text:p>
          </table:table-cell>
          <table:table-cell/>
          <table:table-cell office:value-type="float" office:value="13.972" calcext:value-type="float">
            <text:p>13.972</text:p>
          </table:table-cell>
          <table:table-cell table:style-name="ce3" office:value-type="float" office:value="32.335" calcext:value-type="float">
            <text:p>32.335</text:p>
          </table:table-cell>
          <table:table-cell office:value-type="float" office:value="18.363" calcext:value-type="float">
            <text:p>18.363</text:p>
          </table:table-cell>
        </table:table-row>
        <table:table-row table:style-name="ro1">
          <table:table-cell office:value-type="string" calcext:value-type="string">
            <text:p>case2:6cam</text:p>
          </table:table-cell>
          <table:table-cell office:value-type="float" office:value="29.272" calcext:value-type="float">
            <text:p>29.272</text:p>
          </table:table-cell>
          <table:table-cell table:style-name="ce4" office:value-type="float" office:value="93.09" calcext:value-type="float">
            <text:p>93.09</text:p>
          </table:table-cell>
          <table:table-cell office:value-type="float" office:value="75.454" calcext:value-type="float">
            <text:p>75.454</text:p>
          </table:table-cell>
          <table:table-cell/>
          <table:table-cell office:value-type="float" office:value="23.475" calcext:value-type="float">
            <text:p>23.475</text:p>
          </table:table-cell>
          <table:table-cell table:style-name="ce4" office:value-type="float" office:value="90.573" calcext:value-type="float">
            <text:p>90.573</text:p>
          </table:table-cell>
          <table:table-cell office:value-type="float" office:value="77.819" calcext:value-type="float">
            <text:p>77.819</text:p>
          </table:table-cell>
          <table:table-cell/>
          <table:table-cell office:value-type="float" office:value="14.971" calcext:value-type="float">
            <text:p>14.971</text:p>
          </table:table-cell>
          <table:table-cell table:style-name="ce4" office:value-type="float" office:value="88.676" calcext:value-type="float">
            <text:p>88.676</text:p>
          </table:table-cell>
          <table:table-cell office:value-type="float" office:value="81.574" calcext:value-type="float">
            <text:p>81.574</text:p>
          </table:table-cell>
          <table:table-cell/>
          <table:table-cell office:value-type="float" office:value="22.555" calcext:value-type="float">
            <text:p>22.555</text:p>
          </table:table-cell>
          <table:table-cell table:style-name="ce4" office:value-type="float" office:value="91.816" calcext:value-type="float">
            <text:p>91.816</text:p>
          </table:table-cell>
          <table:table-cell office:value-type="float" office:value="71.856" calcext:value-type="float">
            <text:p>71.856</text:p>
          </table:table-cell>
        </table:table-row>
        <table:table-row table:style-name="ro1" table:number-rows-repeated="15">
          <table:table-cell table:number-columns-repeated="16"/>
        </table:table-row>
        <table:table-row table:style-name="ro1">
          <table:table-cell office:value-type="string" calcext:value-type="string">
            <text:p>case1代表4摄像头场景，case2代表6摄像头场景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规律：（看person1）</text:p>
          </table:table-cell>
          <table:table-cell table:number-columns-repeated="15"/>
        </table:table-row>
        <table:table-row table:style-name="ro4">
          <table:table-cell office:value-type="string" calcext:value-type="string" table:number-columns-spanned="11" table:number-rows-spanned="1">
            <text:p>1.学习1s,3s,5s,学得越多反而准确率在缓慢下降（不符合想象中规律）：推测有可能是学习前3s或5s时间太长，人物在摄像头中已经经过了很长的路，学习之后反而系统更不清楚了</text:p>
          </table:table-cell>
          <table:covered-table-cell table:number-columns-repeated="10"/>
          <table:table-cell table:number-columns-repeated="5"/>
        </table:table-row>
        <table:table-row table:style-name="ro4">
          <table:table-cell office:value-type="string" calcext:value-type="string" table:number-columns-spanned="11" table:number-rows-spanned="1">
            <text:p>2.预测的越后准确率越低（符合想象中规律），但在预测5s后数据时准确率确略有上升：推测：如果预测的帧离学的帧数太远，准确率就没有规律了。</text:p>
          </table:table-cell>
          <table:covered-table-cell table:number-columns-repeated="10"/>
          <table:table-cell table:number-columns-repeated="5"/>
        </table:table-row>
        <table:table-row table:style-name="ro3">
          <table:table-cell table:style-name="ce1" office:value-type="string" calcext:value-type="string" table:number-columns-spanned="11" table:number-rows-spanned="1">
            <text:p>3. 4摄像头场景普遍比6摄像头场景准确率低：4摄像头的场景我还没写内差，导致一段视频很多帧数没有数据，可能是导致准确率普遍偏低的原因。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1" table:number-rows-spanned="4">
            <text:p>4.person1的准确率比person2好：由于person1在三段相同路径的视频中，几乎摄像头都完美捕捉到了路径，所以数据都比较准确，准确率就比较高。</text:p>
            <text:p>而person2虽然3段视频走的都是同一条路，但有<text:span text:style-name="T1">某几段某几个摄像头会只捕捉到几帧数据</text:span>，对推测不利，导致准确率没有person1高。</text:p>
            <text:p>这问题很难处理，是综合因素导致的，有重识别的因素在里面，只能说现在的重识别对person1的衣服颜色识别度较好，所以还原出来的路径比较准。</text:p>
          </table:table-cell>
          <table:covered-table-cell table:number-columns-repeated="10"/>
          <table:table-cell table:number-columns-repeated="5"/>
        </table:table-row>
        <table:table-row table:style-name="ro1">
          <table:covered-table-cell table:number-columns-repeated="11"/>
          <table:table-cell table:number-columns-repeated="5"/>
        </table:table-row>
        <table:table-row table:style-name="ro1">
          <table:covered-table-cell table:number-columns-repeated="11"/>
          <table:table-cell table:number-columns-repeated="5"/>
        </table:table-row>
        <table:table-row table:style-name="ro1">
          <table:covered-table-cell table:number-columns-repeated="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7:18:51.288253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4:50:52.980532150</meta:creation-date>
    <meta:generator>LibreOffice/5.1.6.2$Linux_X86_64 LibreOffice_project/10m0$Build-2</meta:generator>
    <dc:date>2017-12-06T13:09:53.183689777</dc:date>
    <meta:editing-duration>PT3H53M5S</meta:editing-duration>
    <meta:editing-cycles>17</meta:editing-cycles>
    <meta:document-statistic meta:table-count="1" meta:cell-count="136" meta:object-count="0"/>
  </office:meta>
</office:document-meta>
</file>